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、変な植物のツルが足に絡まって・・・
動けな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！　今助ける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待つんだ、はむ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毒性のある植物だった場合、下手に刺激を
与えると春風が危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、この植物についての情報はある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私も初めて見るタイプ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突然急成長してきたところを見る限り、
通常の植物ではな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の可能性もありますので、早乙女さんは
離れて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。</text:p>
          </table:table-cell>
          <table:table-cell table:style-name="ce0" office:value-type="string">
            <text:p>Map118</text:p>
          </table:table-cell>
          <table:table-cell table:style-name="ce0"/>
          <table:table-cell table:style-name="ce0" office:value-type="string">
            <text:p>Understood.
</text:p>
          </table:table-cell>
          <table:table-cell table:style-name="ce0" office:value-type="string">
            <text:p>Understood.</text:p>
          </table:table-cell>
          <table:table-cell table:number-columns-repeated="1019"/>
        </table:table-row>
        <table:table-row>
          <table:table-cell table:style-name="ce0" office:value-type="string">
            <text:p>ん？　これ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行っ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良かった・・・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（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さっそくおトイレ行きたくなってきた・・・
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ごい即効性・・・ね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・・・ど、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かツルを切って、みんなで急いで下山
するのが一番だと思う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手でちぎろうとしたんだけど、予想以上に
頑丈なツルなの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、無理にほどこうとすると、余計に足を
締め付けられて痛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力ずくで抜け出すのは無理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、もう誰かがユリネクスにオシッコ
あげて、満足させるしかない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た、居づらい話になってきた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ジャクラの森を思い出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で・・・誰がす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我慢できない人、挙手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正直もうけっこう辛いけど・・・まだ何とか
大丈夫・・・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・・・ど、どうしよう・・・この中じゃ、私が
　一番もれそうなの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やっぱり・・・恥ずかしいよぉ・・・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ー・・・！　だめダ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、ちょっとガマンできないかも
しれないヨ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じゃ、じゃあたこやきちゃん・・・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みんな、あんまり見ないでほしい
ネ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済んだら呼んでく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するから・・・みんな、あっち向いてて
ナー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ひ！　お、お願いし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ー～～・・・（ぷる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周りにみんながいる中でおしっこするなんて、
　す、すっごいどきどきするヨ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・・・こ、この音・・・やば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め・・・強烈な尿意が・・・っ、ぅ・・・はぁ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終わったヨ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ちゃん、おつかれ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で解放されるはず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反応・・・無い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量が足りない、と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か、ツルの力が弱くなってたり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しら・・・さっきとあんまり変わって
ない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足を引き抜いてみる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ふぁっくしゅ！！　けほけ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ーー！　また吸っちゃったヨー！！
ゲホォ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ほっ、けほ・・・！　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何で？　ちゃんと根元におしっこ
かけてあげ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り、量が・・・ぅ・・・足りないので
しょうか・・・っ？　（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春風さんの足に絡まってるツルの根元に、
穴がいっぱい開いて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かしたらこの植物、根っこじゃなくて
この穴から・・・そ、その・・・ソレを吸収
するんじゃな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本当だ・・・ひめ、よく気付い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そうだと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高い位置にある穴におしっこ
入れられるのは、にゃんこしかい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、つまり・・・春風さんがしない限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やっても拘束は解けないのカ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っ（もじもじ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